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644" calcext:value-type="float">
            <text:p>5.5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5" calcext:value-type="float">
            <text:p>5.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53828571429" calcext:value-type="float">
            <text:p>5.5405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70606451613" calcext:value-type="float">
            <text:p>5.4157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7672" calcext:value-type="float">
            <text:p>5.4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14103225806" calcext:value-type="float">
            <text:p>5.3931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9184" calcext:value-type="float">
            <text:p>5.3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86812903226" calcext:value-type="float">
            <text:p>5.3358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16704" calcext:value-type="float">
            <text:p>5.25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5268" calcext:value-type="float">
            <text:p>5.20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82735483871" calcext:value-type="float">
            <text:p>5.1448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6352" calcext:value-type="float">
            <text:p>5.10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63664516129" calcext:value-type="float">
            <text:p>5.044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90675862069" calcext:value-type="float">
            <text:p>5.1529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89909677419" calcext:value-type="float">
            <text:p>5.1288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048" calcext:value-type="float">
            <text:p>5.0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274258064516" calcext:value-type="float">
            <text:p>4.9827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9624" calcext:value-type="float">
            <text:p>5.08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57367741936" calcext:value-type="float">
            <text:p>5.3765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73858064516" calcext:value-type="float">
            <text:p>5.3317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5516" calcext:value-type="float">
            <text:p>5.25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61496774193" calcext:value-type="float">
            <text:p>5.22761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7456" calcext:value-type="float">
            <text:p>5.2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23870967742" calcext:value-type="float">
            <text:p>5.437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39457142857" calcext:value-type="float">
            <text:p>5.4973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050929032258" calcext:value-type="float">
            <text:p>5.5005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27380645161" calcext:value-type="float">
            <text:p>5.5582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3176" calcext:value-type="float">
            <text:p>5.5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45083870968" calcext:value-type="float">
            <text:p>5.524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6344" calcext:value-type="float">
            <text:p>5.50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98477419355" calcext:value-type="float">
            <text:p>5.457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73909677419" calcext:value-type="float">
            <text:p>5.3727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3056" calcext:value-type="float">
            <text:p>5.31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65987096774" calcext:value-type="float">
            <text:p>5.365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9256" calcext:value-type="float">
            <text:p>5.32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87767741935" calcext:value-type="float">
            <text:p>5.5228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89542857143" calcext:value-type="float">
            <text:p>5.5858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50916129032" calcext:value-type="float">
            <text:p>5.5855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09625806452" calcext:value-type="float">
            <text:p>5.551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6128" calcext:value-type="float">
            <text:p>5.5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98296774194" calcext:value-type="float">
            <text:p>5.504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00144" calcext:value-type="float">
            <text:p>5.50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351109677419" calcext:value-type="float">
            <text:p>5.4535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09883870968" calcext:value-type="float">
            <text:p>5.375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3648" calcext:value-type="float">
            <text:p>5.30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87174193548" calcext:value-type="float">
            <text:p>5.241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532" calcext:value-type="float">
            <text:p>5.14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47070967742" calcext:value-type="float">
            <text:p>5.007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06771428571" calcext:value-type="float">
            <text:p>5.27706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87019354839" calcext:value-type="float">
            <text:p>5.499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286606451613" calcext:value-type="float">
            <text:p>5.5528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2696" calcext:value-type="float">
            <text:p>5.5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22180645161" calcext:value-type="float">
            <text:p>5.5232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5088" calcext:value-type="float">
            <text:p>5.56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15122580645" calcext:value-type="float">
            <text:p>5.536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604722580645" calcext:value-type="float">
            <text:p>5.466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2464" calcext:value-type="float">
            <text:p>5.45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75174193548" calcext:value-type="float">
            <text:p>5.424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7752" calcext:value-type="float">
            <text:p>5.46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14206451613" calcext:value-type="float">
            <text:p>5.4751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17213793104" calcext:value-type="float">
            <text:p>5.46317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447406451613" calcext:value-type="float">
            <text:p>5.464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03215483871" calcext:value-type="float">
            <text:p>5.350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4892" calcext:value-type="float">
            <text:p>5.33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75535483871" calcext:value-type="float">
            <text:p>5.330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1184" calcext:value-type="float">
            <text:p>5.3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86935483871" calcext:value-type="float">
            <text:p>5.2786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203380645161" calcext:value-type="float">
            <text:p>5.1620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9976" calcext:value-type="float">
            <text:p>5.13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60348387097" calcext:value-type="float">
            <text:p>5.1726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77" calcext:value-type="float">
            <text:p>5.14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819922580645" calcext:value-type="float">
            <text:p>5.158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48514285714" calcext:value-type="float">
            <text:p>5.1334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81225806452" calcext:value-type="float">
            <text:p>5.1838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12412903226" calcext:value-type="float">
            <text:p>5.0981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43536" calcext:value-type="float">
            <text:p>5.06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98425806452" calcext:value-type="float">
            <text:p>5.035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7536" calcext:value-type="float">
            <text:p>4.9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97406451613" calcext:value-type="float">
            <text:p>4.8929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1584" calcext:value-type="float">
            <text:p>5.0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68129032258" calcext:value-type="float">
            <text:p>4.971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4416" calcext:value-type="float">
            <text:p>5.00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87780645161" calcext:value-type="float">
            <text:p>5.0568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869042857143" calcext:value-type="float">
            <text:p>5.08869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03741935484" calcext:value-type="float">
            <text:p>5.068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945152" calcext:value-type="float">
            <text:p>4.99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753" calcext:value-type="float">
            <text:p>4.881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195648" calcext:value-type="float">
            <text:p>4.74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065" calcext:value-type="float">
            <text:p>4.96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804176" calcext:value-type="float">
            <text:p>5.02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482295652174" calcext:value-type="float">
            <text:p>4.894822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9062" calcext:value-type="float">
            <text:p>4.735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648" calcext:value-type="float">
            <text:p>4.9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83085714286" calcext:value-type="float">
            <text:p>5.014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29942857143" calcext:value-type="float">
            <text:p>5.0082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89714285714" calcext:value-type="float">
            <text:p>5.0008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236" calcext:value-type="float">
            <text:p>4.9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364" calcext:value-type="float">
            <text:p>5.5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18" calcext:value-type="float">
            <text:p>5.2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252" calcext:value-type="float">
            <text:p>6.2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26" calcext:value-type="float">
            <text:p>5.5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402" calcext:value-type="float">
            <text:p>5.4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564" calcext:value-type="float">
            <text:p>5.2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524" calcext:value-type="float">
            <text:p>5.7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548" calcext:value-type="float">
            <text:p>5.5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412" calcext:value-type="float">
            <text:p>5.5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484" calcext:value-type="float">
            <text:p>5.7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668" calcext:value-type="float">
            <text:p>5.7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306" calcext:value-type="float">
            <text:p>5.4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884" calcext:value-type="float">
            <text:p>5.5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164" calcext:value-type="float">
            <text:p>5.8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188" calcext:value-type="float">
            <text:p>5.6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724" calcext:value-type="float">
            <text:p>5.4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908" calcext:value-type="float">
            <text:p>5.3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7988" calcext:value-type="float">
            <text:p>5.2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00114285714" calcext:value-type="float">
            <text:p>5.4520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9808" calcext:value-type="float">
            <text:p>5.4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54228571429" calcext:value-type="float">
            <text:p>5.3185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684" calcext:value-type="float">
            <text:p>5.4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62" calcext:value-type="float">
            <text:p>5.46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31085714286" calcext:value-type="float">
            <text:p>5.0453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06228571429" calcext:value-type="float">
            <text:p>5.2880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04533333333" calcext:value-type="float">
            <text:p>5.2310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084" calcext:value-type="float">
            <text:p>5.2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8912" calcext:value-type="float">
            <text:p>5.3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1338" calcext:value-type="float">
            <text:p>5.371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168" calcext:value-type="float">
            <text:p>5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96727272727" calcext:value-type="float">
            <text:p>5.2799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306" calcext:value-type="float">
            <text:p>5.4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364" calcext:value-type="float">
            <text:p>5.32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54" calcext:value-type="float">
            <text:p>5.0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288145454545" calcext:value-type="float">
            <text:p>5.11288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9128" calcext:value-type="float">
            <text:p>5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3384" calcext:value-type="float">
            <text:p>5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24" calcext:value-type="float">
            <text:p>5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218" calcext:value-type="float">
            <text:p>5.935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2768" calcext:value-type="float">
            <text:p>5.8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274" calcext:value-type="float">
            <text:p>6.00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312" calcext:value-type="float">
            <text:p>5.6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72" calcext:value-type="float">
            <text:p>5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573714285714" calcext:value-type="float">
            <text:p>5.6257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64" calcext:value-type="float">
            <text:p>5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324" calcext:value-type="float">
            <text:p>5.6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508" calcext:value-type="float">
            <text:p>5.5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1424" calcext:value-type="float">
            <text:p>6.0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83472" calcext:value-type="float">
            <text:p>5.9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5755102410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6" meta:object-count="0"/>
    <meta:user-defined meta:name="AppVersion">3.0</meta:user-defined>
  </office:meta>
</office:document-meta>
</file>